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2.69pt" svg:height="402.01pt" svg:x="277.4pt" svg:y="133.09pt">
            <loext:p draw:notify-on-update-of-ranges="Sheet1.A1:Sheet1.A9 Sheet1.B1:Sheet1.B9 Sheet1.A2:Sheet1.A9 Sheet1.C2:Sheet1.C9 Sheet1.A2:Sheet1.A9 Sheet1.D2:Sheet1.D9 Sheet1.A2:Sheet1.A9 Sheet1.E2:Sheet1.E9 Sheet1.A2:Sheet1.A9 Sheet1.F2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roup/partitio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141" calcext:value-type="float">
            <text:p>0.00314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3249" calcext:value-type="float">
            <text:p>0.00324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5808" calcext:value-type="float">
            <text:p>0.01580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5067" calcext:value-type="float">
            <text:p>0.00506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58392" calcext:value-type="float">
            <text:p>0.058392</text:p>
          </table:table-cell>
          <table:table-cell office:value-type="float" office:value="0.034896" calcext:value-type="float">
            <text:p>0.034896</text:p>
          </table:table-cell>
          <table:table-cell office:value-type="float" office:value="0.015701" calcext:value-type="float">
            <text:p>0.015701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08213" calcext:value-type="float">
            <text:p>0.0082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286215" calcext:value-type="float">
            <text:p>0.286215</text:p>
          </table:table-cell>
          <table:table-cell office:value-type="float" office:value="0.157276" calcext:value-type="float">
            <text:p>0.157276</text:p>
          </table:table-cell>
          <table:table-cell office:value-type="float" office:value="0.078023" calcext:value-type="float">
            <text:p>0.078023</text:p>
          </table:table-cell>
          <table:table-cell office:value-type="float" office:value="0.052355" calcext:value-type="float">
            <text:p>0.052355</text:p>
          </table:table-cell>
          <table:table-cell office:value-type="float" office:value="0.038778" calcext:value-type="float">
            <text:p>0.0387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571651" calcext:value-type="float">
            <text:p>0.571651</text:p>
          </table:table-cell>
          <table:table-cell office:value-type="float" office:value="0.32348" calcext:value-type="float">
            <text:p>0.32348</text:p>
          </table:table-cell>
          <table:table-cell office:value-type="float" office:value="0.152345" calcext:value-type="float">
            <text:p>0.152345</text:p>
          </table:table-cell>
          <table:table-cell office:value-type="float" office:value="0.101697" calcext:value-type="float">
            <text:p>0.101697</text:p>
          </table:table-cell>
          <table:table-cell office:value-type="float" office:value="0.077864" calcext:value-type="float">
            <text:p>0.07786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.872017" calcext:value-type="float">
            <text:p>2.872017</text:p>
          </table:table-cell>
          <table:table-cell office:value-type="float" office:value="1.545348" calcext:value-type="float">
            <text:p>1.545348</text:p>
          </table:table-cell>
          <table:table-cell office:value-type="float" office:value="0.768492" calcext:value-type="float">
            <text:p>0.768492</text:p>
          </table:table-cell>
          <table:table-cell office:value-type="float" office:value="0.507182" calcext:value-type="float">
            <text:p>0.507182</text:p>
          </table:table-cell>
          <table:table-cell office:value-type="float" office:value="0.38089" calcext:value-type="float">
            <text:p>0.3808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791142" calcext:value-type="float">
            <text:p>5.791142</text:p>
          </table:table-cell>
          <table:table-cell office:value-type="float" office:value="3.074695" calcext:value-type="float">
            <text:p>3.074695</text:p>
          </table:table-cell>
          <table:table-cell office:value-type="float" office:value="1.531294" calcext:value-type="float">
            <text:p>1.531294</text:p>
          </table:table-cell>
          <table:table-cell office:value-type="float" office:value="1.000722" calcext:value-type="float">
            <text:p>1.000722</text:p>
          </table:table-cell>
          <table:table-cell office:value-type="float" office:value="0.768145" calcext:value-type="float">
            <text:p>0.768145</text:p>
          </table:table-cell>
        </table:table-row>
      </table:table>
      <table:table table:name="Sheet2" table:style-name="ta1">
        <table:shapes>
          <draw:frame draw:z-index="0" draw:style-name="gr1" draw:text-style-name="P1" svg:width="975.6pt" svg:height="573.65pt" svg:x="130.45pt" svg:y="2.75pt">
            <loext:p draw:notify-on-update-of-ranges="Sheet2.A1:Sheet2.A99 Sheet2.B1:Sheet2.B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845" calcext:value-type="float">
            <text:p>0.0348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1396" calcext:value-type="float">
            <text:p>0.0613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8844" calcext:value-type="float">
            <text:p>0.088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6204" calcext:value-type="float">
            <text:p>0.116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0913" calcext:value-type="float">
            <text:p>0.1509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3237" calcext:value-type="float">
            <text:p>0.1832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02152" calcext:value-type="float">
            <text:p>0.2021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39501" calcext:value-type="float">
            <text:p>0.2395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75073" calcext:value-type="float">
            <text:p>0.2750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4046" calcext:value-type="float">
            <text:p>0.3040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346531" calcext:value-type="float">
            <text:p>0.3465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363974" calcext:value-type="float">
            <text:p>0.3639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394557" calcext:value-type="float">
            <text:p>0.3945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432425" calcext:value-type="float">
            <text:p>0.4324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82341" calcext:value-type="float">
            <text:p>0.48234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504837" calcext:value-type="float">
            <text:p>0.5048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546366" calcext:value-type="float">
            <text:p>0.5463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583618" calcext:value-type="float">
            <text:p>0.5836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629135" calcext:value-type="float">
            <text:p>0.6291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6261" calcext:value-type="float">
            <text:p>0.662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705038" calcext:value-type="float">
            <text:p>0.70503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45446" calcext:value-type="float">
            <text:p>0.7454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789926" calcext:value-type="float">
            <text:p>0.7899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83318" calcext:value-type="float">
            <text:p>0.833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5823" calcext:value-type="float">
            <text:p>0.858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17337" calcext:value-type="float">
            <text:p>0.91733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968871" calcext:value-type="float">
            <text:p>0.9688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01347" calcext:value-type="float">
            <text:p>1.013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051192" calcext:value-type="float">
            <text:p>1.0511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104291" calcext:value-type="float">
            <text:p>1.1042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148416" calcext:value-type="float">
            <text:p>1.14841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97421" calcext:value-type="float">
            <text:p>1.19742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248137" calcext:value-type="float">
            <text:p>1.24813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87687" calcext:value-type="float">
            <text:p>1.28768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51479" calcext:value-type="float">
            <text:p>1.3514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392544" calcext:value-type="float">
            <text:p>1.39254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37148" calcext:value-type="float">
            <text:p>1.43714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497626" calcext:value-type="float">
            <text:p>1.49762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559363" calcext:value-type="float">
            <text:p>1.5593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11386" calcext:value-type="float">
            <text:p>1.61138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64629" calcext:value-type="float">
            <text:p>1.6462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700411" calcext:value-type="float">
            <text:p>1.70041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759169" calcext:value-type="float">
            <text:p>1.75916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80079" calcext:value-type="float">
            <text:p>1.8007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887276" calcext:value-type="float">
            <text:p>1.88727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93342" calcext:value-type="float">
            <text:p>1.9334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976734" calcext:value-type="float">
            <text:p>1.97673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030617" calcext:value-type="float">
            <text:p>2.03061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118665" calcext:value-type="float">
            <text:p>2.1186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84988" calcext:value-type="float">
            <text:p>2.18498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262154" calcext:value-type="float">
            <text:p>2.26215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278291" calcext:value-type="float">
            <text:p>2.27829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321163" calcext:value-type="float">
            <text:p>2.32116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401244" calcext:value-type="float">
            <text:p>2.40124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479438" calcext:value-type="float">
            <text:p>2.47943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529357" calcext:value-type="float">
            <text:p>2.52935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642658" calcext:value-type="float">
            <text:p>2.64265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670597" calcext:value-type="float">
            <text:p>2.67059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742626" calcext:value-type="float">
            <text:p>2.7426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86634" calcext:value-type="float">
            <text:p>2.78663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.125698" calcext:value-type="float">
            <text:p>3.12569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.139381" calcext:value-type="float">
            <text:p>3.13938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.0431" calcext:value-type="float">
            <text:p>3.043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.14866" calcext:value-type="float">
            <text:p>3.1486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.174271" calcext:value-type="float">
            <text:p>3.17427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.27345" calcext:value-type="float">
            <text:p>3.2734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.280772" calcext:value-type="float">
            <text:p>3.28077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.395665" calcext:value-type="float">
            <text:p>3.39566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.497762" calcext:value-type="float">
            <text:p>3.4977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520563" calcext:value-type="float">
            <text:p>3.52056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.600012" calcext:value-type="float">
            <text:p>3.60001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.701805" calcext:value-type="float">
            <text:p>3.70180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.780003" calcext:value-type="float">
            <text:p>3.78000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.852517" calcext:value-type="float">
            <text:p>3.85251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925303" calcext:value-type="float">
            <text:p>3.9253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.985438" calcext:value-type="float">
            <text:p>3.98543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.073156" calcext:value-type="float">
            <text:p>4.07315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.16581" calcext:value-type="float">
            <text:p>4.1658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.29288" calcext:value-type="float">
            <text:p>4.292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357434" calcext:value-type="float">
            <text:p>4.35743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.418922" calcext:value-type="float">
            <text:p>4.41892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.475293" calcext:value-type="float">
            <text:p>4.47529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.534074" calcext:value-type="float">
            <text:p>4.53407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.634066" calcext:value-type="float">
            <text:p>4.63406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.86456" calcext:value-type="float">
            <text:p>4.8645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.73099" calcext:value-type="float">
            <text:p>4.7309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.80055" calcext:value-type="float">
            <text:p>4.8005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.954062" calcext:value-type="float">
            <text:p>4.95406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.082652" calcext:value-type="float">
            <text:p>5.08265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.130428" calcext:value-type="float">
            <text:p>5.13042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.200164" calcext:value-type="float">
            <text:p>5.20016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.260155" calcext:value-type="float">
            <text:p>5.26015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.385784" calcext:value-type="float">
            <text:p>5.38578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.418213" calcext:value-type="float">
            <text:p>5.41821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.522342" calcext:value-type="float">
            <text:p>5.52234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.673282" calcext:value-type="float">
            <text:p>5.67328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.757369" calcext:value-type="float">
            <text:p>5.75736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5.912464" calcext:value-type="float">
            <text:p>5.91246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5.958971" calcext:value-type="float">
            <text:p>5.958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2:08:10.063039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19:34.232649857</meta:creation-date>
    <dc:date>2017-07-31T15:12:45.283912158</dc:date>
    <meta:editing-duration>PT3H26M2S</meta:editing-duration>
    <meta:editing-cycles>4</meta:editing-cycles>
    <meta:generator>LibreOffice/5.1.6.2$Linux_X86_64 LibreOffice_project/10m0$Build-2</meta:generator>
    <meta:document-statistic meta:table-count="2" meta:cell-count="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57cm" svg:height="14.183cm" xlink:href=".." xlink:type="simple" chart:class="chart:scatter" chart:style-name="ch1">
        <chart:title svg:x="8.002cm" svg:y="0.418cm" chart:style-name="ch2">
          <text:p>Create Group Latency</text:p>
        </chart:title>
        <chart:subtitle svg:x="4.689cm" svg:y="1.492cm" chart:style-name="ch3">
          <text:p>Varying Count of users in Group and Count of users in Partition</text:p>
        </chart:subtitle>
        <chart:legend chart:legend-position="end" svg:x="18.155cm" svg:y="5.728cm" style:legend-expansion="high" chart:style-name="ch4"/>
        <chart:plot-area chart:style-name="ch5" table:cell-range-address="Sheet1.A1:Sheet1.B9 Sheet1.C2:Sheet1.F9" chart:data-source-has-labels="row" svg:x="1.415cm" svg:y="2.462cm" svg:width="16.329cm" svg:height="10.464cm">
          <chartooo:coordinate-region svg:x="2.603cm" svg:y="2.675cm" svg:width="14.398cm" svg:height="9.577cm"/>
          <chart:axis chart:dimension="x" chart:name="primary-x" chart:style-name="ch6">
            <chart:title svg:x="8.388cm" svg:y="13.21cm" chart:style-name="ch7">
              <text:p>Users in Group</text:p>
            </chart:title>
          </chart:axis>
          <chart:axis chart:dimension="y" chart:name="primary-y" chart:style-name="ch6">
            <chart:title svg:x="0.451cm" svg:y="8.598cm" chart:style-name="ch8">
              <text:p>Latency (s)</text:p>
            </chart:title>
            <chart:grid chart:style-name="ch9" chart:class="major"/>
          </chart:axis>
          <chart:series chart:style-name="ch10" chart:values-cell-range-address="Sheet1.B1:Sheet1.B9" loext:label-string="&quot;500&quot;" chart:class="chart:scatter">
            <chart:domain table:cell-range-address="Sheet1.A1:Sheet1.A9"/>
            <chart:data-point chart:repeated="9"/>
          </chart:series>
          <chart:series chart:style-name="ch11" chart:values-cell-range-address="Sheet1.C2:Sheet1.C9" loext:label-string="&quot;1000&quot;" chart:class="chart:scatter">
            <chart:domain table:cell-range-address="Sheet1.A2:Sheet1.A9"/>
            <chart:data-point chart:repeated="8"/>
          </chart:series>
          <chart:series chart:style-name="ch12" chart:values-cell-range-address="Sheet1.D2:Sheet1.D9" loext:label-string="&quot;2500&quot;" chart:class="chart:scatter">
            <chart:domain table:cell-range-address="Sheet1.A2:Sheet1.A9"/>
            <chart:data-point chart:repeated="8"/>
          </chart:series>
          <chart:series chart:style-name="ch13" chart:values-cell-range-address="Sheet1.E2:Sheet1.E9" loext:label-string="&quot;5000&quot;" chart:class="chart:scatter">
            <chart:domain table:cell-range-address="Sheet1.A2:Sheet1.A9"/>
            <chart:data-point chart:repeated="8"/>
          </chart:series>
          <chart:series chart:style-name="ch14" chart:values-cell-range-address="Sheet1.F2:Sheet1.F9" loext:label-string="&quot;10000&quot;" chart:class="chart:scatter">
            <chart:domain table:cell-range-address="Sheet1.A2:Sheet1.A9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</text:p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</table:table-cell>
              <table:table-cell office:value-type="string">
                <text:p>Column A</text:p>
              </table:table-cell>
              <table:table-cell office:value-type="string">
                <text:p>2500</text:p>
              </table:table-cell>
              <table:table-cell office:value-type="string">
                <text:p>Column A</text:p>
              </table:table-cell>
              <table:table-cell office:value-type="string">
                <text:p>5000</text:p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9</svg:desc>
                </draw:g>
              </table:table-cell>
              <table:table-cell office:value-type="float" office:value="500">
                <text:p>500</text:p>
                <draw:g>
                  <svg:desc>Sheet1.B1:Sheet1.B9</svg:desc>
                </draw:g>
              </table:table-cell>
              <table:table-cell office:value-type="float" office:value="500">
                <text:p>500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C2:Sheet1.C9</svg:desc>
                </draw:g>
              </table:table-cell>
              <table:table-cell office:value-type="float" office:value="500">
                <text:p>500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  <table:table-cell office:value-type="float" office:value="500">
                <text:p>500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E2:Sheet1.E9</svg:desc>
                </draw:g>
              </table:table-cell>
              <table:table-cell office:value-type="float" office:value="500">
                <text:p>500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141">
                <text:p>0.003141</text:p>
              </table:table-cell>
              <table:table-cell office:value-type="float" office:value="1000">
                <text:p>1000</text:p>
              </table:table-cell>
              <table:table-cell office:value-type="float" office:value="0.003249">
                <text:p>0.00324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636">
                <text:p>0.00636</text:p>
              </table:table-cell>
              <table:table-cell office:value-type="float" office:value="5000">
                <text:p>5000</text:p>
              </table:table-cell>
              <table:table-cell office:value-type="float" office:value="0.015808">
                <text:p>0.015808</text:p>
              </table:table-cell>
              <table:table-cell office:value-type="float" office:value="5000">
                <text:p>5000</text:p>
              </table:table-cell>
              <table:table-cell office:value-type="float" office:value="0.008016">
                <text:p>0.008016</text:p>
              </table:table-cell>
              <table:table-cell office:value-type="float" office:value="5000">
                <text:p>5000</text:p>
              </table:table-cell>
              <table:table-cell office:value-type="float" office:value="0.005067">
                <text:p>0.005067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2944">
                <text:p>0.02944</text:p>
              </table:table-cell>
              <table:table-cell office:value-type="float" office:value="10000">
                <text:p>10000</text:p>
              </table:table-cell>
              <table:table-cell office:value-type="float" office:value="0.034896">
                <text:p>0.034896</text:p>
              </table:table-cell>
              <table:table-cell office:value-type="float" office:value="10000">
                <text:p>10000</text:p>
              </table:table-cell>
              <table:table-cell office:value-type="float" office:value="0.015701">
                <text:p>0.015701</text:p>
              </table:table-cell>
              <table:table-cell office:value-type="float" office:value="10000">
                <text:p>10000</text:p>
              </table:table-cell>
              <table:table-cell office:value-type="float" office:value="0.009874">
                <text:p>0.009874</text:p>
              </table:table-cell>
              <table:table-cell office:value-type="float" office:value="10000">
                <text:p>10000</text:p>
              </table:table-cell>
              <table:table-cell office:value-type="float" office:value="0.008213">
                <text:p>0.008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58392">
                <text:p>0.058392</text:p>
              </table:table-cell>
              <table:table-cell office:value-type="float" office:value="50000">
                <text:p>50000</text:p>
              </table:table-cell>
              <table:table-cell office:value-type="float" office:value="0.157276">
                <text:p>0.157276</text:p>
              </table:table-cell>
              <table:table-cell office:value-type="float" office:value="50000">
                <text:p>50000</text:p>
              </table:table-cell>
              <table:table-cell office:value-type="float" office:value="0.078023">
                <text:p>0.078023</text:p>
              </table:table-cell>
              <table:table-cell office:value-type="float" office:value="50000">
                <text:p>50000</text:p>
              </table:table-cell>
              <table:table-cell office:value-type="float" office:value="0.052355">
                <text:p>0.052355</text:p>
              </table:table-cell>
              <table:table-cell office:value-type="float" office:value="50000">
                <text:p>50000</text:p>
              </table:table-cell>
              <table:table-cell office:value-type="float" office:value="0.038778">
                <text:p>0.038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286215">
                <text:p>0.286215</text:p>
              </table:table-cell>
              <table:table-cell office:value-type="float" office:value="100000">
                <text:p>100000</text:p>
              </table:table-cell>
              <table:table-cell office:value-type="float" office:value="0.32348">
                <text:p>0.32348</text:p>
              </table:table-cell>
              <table:table-cell office:value-type="float" office:value="100000">
                <text:p>100000</text:p>
              </table:table-cell>
              <table:table-cell office:value-type="float" office:value="0.152345">
                <text:p>0.152345</text:p>
              </table:table-cell>
              <table:table-cell office:value-type="float" office:value="100000">
                <text:p>100000</text:p>
              </table:table-cell>
              <table:table-cell office:value-type="float" office:value="0.101697">
                <text:p>0.101697</text:p>
              </table:table-cell>
              <table:table-cell office:value-type="float" office:value="100000">
                <text:p>100000</text:p>
              </table:table-cell>
              <table:table-cell office:value-type="float" office:value="0.077864">
                <text:p>0.077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571651">
                <text:p>0.571651</text:p>
              </table:table-cell>
              <table:table-cell office:value-type="float" office:value="500000">
                <text:p>500000</text:p>
              </table:table-cell>
              <table:table-cell office:value-type="float" office:value="1.545348">
                <text:p>1.545348</text:p>
              </table:table-cell>
              <table:table-cell office:value-type="float" office:value="500000">
                <text:p>500000</text:p>
              </table:table-cell>
              <table:table-cell office:value-type="float" office:value="0.768492">
                <text:p>0.768492</text:p>
              </table:table-cell>
              <table:table-cell office:value-type="float" office:value="500000">
                <text:p>500000</text:p>
              </table:table-cell>
              <table:table-cell office:value-type="float" office:value="0.507182">
                <text:p>0.507182</text:p>
              </table:table-cell>
              <table:table-cell office:value-type="float" office:value="500000">
                <text:p>500000</text:p>
              </table:table-cell>
              <table:table-cell office:value-type="float" office:value="0.38089">
                <text:p>0.38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2.872017">
                <text:p>2.872017</text:p>
              </table:table-cell>
              <table:table-cell office:value-type="float" office:value="1000000">
                <text:p>1000000</text:p>
              </table:table-cell>
              <table:table-cell office:value-type="float" office:value="3.074695">
                <text:p>3.074695</text:p>
              </table:table-cell>
              <table:table-cell office:value-type="float" office:value="1000000">
                <text:p>1000000</text:p>
              </table:table-cell>
              <table:table-cell office:value-type="float" office:value="1.531294">
                <text:p>1.531294</text:p>
              </table:table-cell>
              <table:table-cell office:value-type="float" office:value="1000000">
                <text:p>1000000</text:p>
              </table:table-cell>
              <table:table-cell office:value-type="float" office:value="1.000722">
                <text:p>1.000722</text:p>
              </table:table-cell>
              <table:table-cell office:value-type="float" office:value="1000000">
                <text:p>1000000</text:p>
              </table:table-cell>
              <table:table-cell office:value-type="float" office:value="0.768145">
                <text:p>0.768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5.791142">
                <text:p>5.79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18cm" svg:height="20.238cm" xlink:href=".." xlink:type="simple" chart:class="chart:scatter" chart:style-name="ch1">
        <chart:legend chart:legend-position="end" svg:x="29.264cm" svg:y="9.544cm" style:legend-expansion="high" chart:style-name="ch2"/>
        <chart:plot-area chart:style-name="ch3" table:cell-range-address="Sheet2.A1:Sheet2.B99" svg:x="0.688cm" svg:y="0.404cm" svg:width="27.888cm" svg:height="19.43cm">
          <chartooo:coordinate-region svg:x="1.151cm" svg:y="0.617cm" svg:width="26.894cm" svg:height="18.5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99" chart:class="chart:scatter">
            <chart:domain table:cell-range-address="Sheet2.A1:Sheet2.A99"/>
            <chart:regression-curve chart:style-name="ch7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1:Sheet2.A99</svg:desc>
                </draw:g>
              </table:table-cell>
              <table:table-cell office:value-type="float" office:value="0.034845">
                <text:p>0.034845</text:p>
                <draw:g>
                  <svg:desc>Sheet2.B1:Sheet2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61396">
                <text:p>0.061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8844">
                <text:p>0.0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16204">
                <text:p>0.116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50913">
                <text:p>0.150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83237">
                <text:p>0.183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02152">
                <text:p>0.202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39501">
                <text:p>0.239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75073">
                <text:p>0.275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04046">
                <text:p>0.304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346531">
                <text:p>0.346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363974">
                <text:p>0.363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394557">
                <text:p>0.394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432425">
                <text:p>0.432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482341">
                <text:p>0.482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504837">
                <text:p>0.504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546366">
                <text:p>0.546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583618">
                <text:p>0.583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629135">
                <text:p>0.629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66261">
                <text:p>0.66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705038">
                <text:p>0.705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745446">
                <text:p>0.74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789926">
                <text:p>0.789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83318">
                <text:p>0.83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85823">
                <text:p>0.85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917337">
                <text:p>0.917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968871">
                <text:p>0.96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.01347">
                <text:p>1.01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.051192">
                <text:p>1.051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104291">
                <text:p>1.104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.148416">
                <text:p>1.148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.197421">
                <text:p>1.197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248137">
                <text:p>1.248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287687">
                <text:p>1.287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.351479">
                <text:p>1.351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392544">
                <text:p>1.392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437148">
                <text:p>1.437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.497626">
                <text:p>1.497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.559363">
                <text:p>1.559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.611386">
                <text:p>1.611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.64629">
                <text:p>1.64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.700411">
                <text:p>1.700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.759169">
                <text:p>1.759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.80079">
                <text:p>1.80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.887276">
                <text:p>1.887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.93342">
                <text:p>1.93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.976734">
                <text:p>1.976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.030617">
                <text:p>2.030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.118665">
                <text:p>2.1186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.184988">
                <text:p>2.184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.262154">
                <text:p>2.262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.278291">
                <text:p>2.278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.321163">
                <text:p>2.321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.401244">
                <text:p>2.401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.479438">
                <text:p>2.479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.529357">
                <text:p>2.529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.642658">
                <text:p>2.642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.670597">
                <text:p>2.670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.742626">
                <text:p>2.7426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.786634">
                <text:p>2.7866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.125698">
                <text:p>3.125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3.139381">
                <text:p>3.139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3.0431">
                <text:p>3.0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3.14866">
                <text:p>3.148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3.174271">
                <text:p>3.174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3.27345">
                <text:p>3.2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3.280772">
                <text:p>3.280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3.395665">
                <text:p>3.395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3.497762">
                <text:p>3.497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.520563">
                <text:p>3.520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.600012">
                <text:p>3.600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.701805">
                <text:p>3.701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.780003">
                <text:p>3.78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.852517">
                <text:p>3.852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.925303">
                <text:p>3.925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.985438">
                <text:p>3.985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4.073156">
                <text:p>4.073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.16581">
                <text:p>4.165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.29288">
                <text:p>4.292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.357434">
                <text:p>4.357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.418922">
                <text:p>4.418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.475293">
                <text:p>4.475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.534074">
                <text:p>4.534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.634066">
                <text:p>4.634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.86456">
                <text:p>4.86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.73099">
                <text:p>4.73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.80055">
                <text:p>4.8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.954062">
                <text:p>4.954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.082652">
                <text:p>5.082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.130428">
                <text:p>5.130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.200164">
                <text:p>5.200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.260155">
                <text:p>5.260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.385784">
                <text:p>5.385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.418213">
                <text:p>5.418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.522342">
                <text:p>5.5223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.673282">
                <text:p>5.673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.757369">
                <text:p>5.757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5.912464">
                <text:p>5.912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5.958971">
                <text:p>5.958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